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98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148cm" draw:shadow="hidden" draw:shadow-offset-x="0.071cm" draw:shadow-offset-y="0.0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65cm" svg:height="0.331cm" svg:x="0.136cm" svg:y="1.30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304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304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65cm" svg:height="0.331cm" svg:x="0.136cm" svg:y="1.63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1.6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1.96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2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7cm" svg:y="2.29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0.13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1.101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965cm" svg:height="0.331cm" svg:x="2.066cm" svg:y="2.62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16cm" svg:height="0.965cm" svg:x="0.263cm" svg:y="0.0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648cm" svg:height="1.115cm" svg:x="0.206cm" svg:y="0.076cm">
          <draw:text-box>
            <text:p text:style-name="P1"><text:span text:style-name="T3">t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4:52.629319785</dc:date>
    <dc:creator>Gilles Mouchard</dc:creator>
    <meta:editing-duration>PT4H52M59S</meta:editing-duration>
    <meta:editing-cycles>21</meta:editing-cycles>
    <meta:generator>LibreOffice/6.1.5.2$Linux_X86_64 LibreOffice_project/10$Build-2</meta:generator>
    <meta:document-statistic meta:object-count="17"/>
  </office:meta>
</office:document-meta>
</file>